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0"/>
    <style:style style:name="ce5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7cm" svg:height="9.004cm" svg:x="32.683cm" svg:y="4.834cm">
            <draw:object draw:notify-on-update-of-ranges="Tabelle1.A2:Tabelle1.A9 Tabelle1.C1:Tabelle1.C1 Tabelle1.C2:Tabelle1.C9 Tabelle1.A2:Tabelle1.A9 Tabelle1.E1:Tabelle1.E1 Tabelle1.E2:Tabelle1.E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7cm" svg:height="9.005cm" svg:x="15.694cm" svg:y="5.153cm">
            <draw:object draw:notify-on-update-of-ranges="Tabelle1.H2:Tabelle1.H9 Tabelle1.K1:Tabelle1.K1 Tabelle1.K2:Tabelle1.K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/R</text:p>
          </table:table-cell>
          <table:table-cell office:value-type="string" calcext:value-type="string">
            <text:p>1/ADC</text:p>
          </table:table-cell>
          <table:table-cell table:number-columns-repeated="2"/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6" calcext:value-type="float">
            <text:p>0,96</text:p>
          </table:table-cell>
          <table:table-cell office:value-type="float" office:value="4095" calcext:value-type="float">
            <text:p>4095</text:p>
          </table:table-cell>
          <table:table-cell/>
          <table:table-cell table:formula="of:=(3200 * [.B2]) / (2.5- [.B2])" office:value-type="float" office:value="1994.80519480519" calcext:value-type="float">
            <text:p>1.994,81</text:p>
          </table:table-cell>
          <table:table-cell office:value-type="float" office:value="10000" calcext:value-type="float">
            <text:p>10.000,00</text:p>
          </table:table-cell>
          <table:table-cell table:formula="of:=1/[.F2]" office:value-type="float" office:value="0.0001" calcext:value-type="float">
            <text:p>0,0001</text:p>
          </table:table-cell>
          <table:table-cell table:formula="of:=1/[.C2]" office:value-type="float" office:value="0.000244200244200244" calcext:value-type="float">
            <text:p>0,0002442002442</text:p>
          </table:table-cell>
          <table:table-cell table:number-columns-repeated="2"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78" calcext:value-type="float">
            <text:p>0,78</text:p>
          </table:table-cell>
          <table:table-cell office:value-type="float" office:value="3382" calcext:value-type="float">
            <text:p>3382</text:p>
          </table:table-cell>
          <table:table-cell/>
          <table:table-cell table:formula="of:=(3200 * [.B3]) / (2.5- [.B3])" office:value-type="float" office:value="1451.16279069767" calcext:value-type="float">
            <text:p>1.451,16</text:p>
          </table:table-cell>
          <table:table-cell table:formula="of:= 1/((1/[.E3])-(1/2200))" office:value-type="float" office:value="4263.35403726708" calcext:value-type="float">
            <text:p>4.263,35</text:p>
          </table:table-cell>
          <table:table-cell table:formula="of:=1/[.F3]" office:value-type="float" office:value="0.00023455710955711" calcext:value-type="float">
            <text:p>0,000234557109557</text:p>
          </table:table-cell>
          <table:table-cell table:formula="of:=1/[.C3]" office:value-type="float" office:value="0.000295683027794205" calcext:value-type="float">
            <text:p>0,000295683027794</text:p>
          </table:table-cell>
          <table:table-cell table:number-columns-repeated="2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56" calcext:value-type="float">
            <text:p>0,56</text:p>
          </table:table-cell>
          <table:table-cell office:value-type="float" office:value="2480" calcext:value-type="float">
            <text:p>2480</text:p>
          </table:table-cell>
          <table:table-cell/>
          <table:table-cell table:formula="of:=(3200 * [.B4]) / (2.5- [.B4])" office:value-type="float" office:value="923.711340206186" calcext:value-type="float">
            <text:p>923,71</text:p>
          </table:table-cell>
          <table:table-cell table:formula="of:= 1/((1/[.E4])-(1/2200))" office:value-type="float" office:value="1592.24555735057" calcext:value-type="float">
            <text:p>1.592,25</text:p>
          </table:table-cell>
          <table:table-cell table:formula="of:=1/[.F4]" office:value-type="float" office:value="0.000628043831168829" calcext:value-type="float">
            <text:p>0,000628043831169</text:p>
          </table:table-cell>
          <table:table-cell table:formula="of:=1/[.C4]" office:value-type="float" office:value="0.000403225806451613" calcext:value-type="float">
            <text:p>0,000403225806452</text:p>
          </table:table-cell>
          <table:table-cell table:number-columns-repeated="2"/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29" calcext:value-type="float">
            <text:p>0,29</text:p>
          </table:table-cell>
          <table:table-cell office:value-type="float" office:value="1373" calcext:value-type="float">
            <text:p>1373</text:p>
          </table:table-cell>
          <table:table-cell/>
          <table:table-cell table:formula="of:=(3200 * [.B5]) / (2.5- [.B5])" office:value-type="float" office:value="419.909502262443" calcext:value-type="float">
            <text:p>419,91</text:p>
          </table:table-cell>
          <table:table-cell table:formula="of:= 1/((1/[.E5])-(1/2200))" office:value-type="float" office:value="518.962887646162" calcext:value-type="float">
            <text:p>518,96</text:p>
          </table:table-cell>
          <table:table-cell table:formula="of:=1/[.F5]" office:value-type="float" office:value="0.00192692006269592" calcext:value-type="float">
            <text:p>0,001926920062696</text:p>
          </table:table-cell>
          <table:table-cell table:formula="of:=1/[.C5]" office:value-type="float" office:value="0.000728332119446468" calcext:value-type="float">
            <text:p>0,000728332119446</text:p>
          </table:table-cell>
          <table:table-cell table:number-columns-repeated="2"/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23" calcext:value-type="float">
            <text:p>0,23</text:p>
          </table:table-cell>
          <table:table-cell office:value-type="float" office:value="1152" calcext:value-type="float">
            <text:p>1152</text:p>
          </table:table-cell>
          <table:table-cell/>
          <table:table-cell table:formula="of:=(3200 * [.B6]) / (2.5- [.B6])" office:value-type="float" office:value="324.229074889868" calcext:value-type="float">
            <text:p>324,23</text:p>
          </table:table-cell>
          <table:table-cell table:formula="of:= 1/((1/[.E6])-(1/2200))" office:value-type="float" office:value="380.272428370127" calcext:value-type="float">
            <text:p>380,27</text:p>
          </table:table-cell>
          <table:table-cell table:formula="of:=1/[.F6]" office:value-type="float" office:value="0.00262969367588933" calcext:value-type="float">
            <text:p>0,002629693675889</text:p>
          </table:table-cell>
          <table:table-cell table:formula="of:=1/[.C6]" office:value-type="float" office:value="0.000868055555555556" calcext:value-type="float">
            <text:p>0,000868055555556</text:p>
          </table:table-cell>
          <table:table-cell table:number-columns-repeated="2"/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.21" calcext:value-type="float">
            <text:p>0,21</text:p>
          </table:table-cell>
          <table:table-cell office:value-type="float" office:value="1031" calcext:value-type="float">
            <text:p>1031</text:p>
          </table:table-cell>
          <table:table-cell/>
          <table:table-cell table:formula="of:=(3200 * [.B7]) / (2.5- [.B7])" office:value-type="float" office:value="293.449781659389" calcext:value-type="float">
            <text:p>293,45</text:p>
          </table:table-cell>
          <table:table-cell table:formula="of:= 1/((1/[.E7])-(1/2200))" office:value-type="float" office:value="338.616582684379" calcext:value-type="float">
            <text:p>338,62</text:p>
          </table:table-cell>
          <table:table-cell table:formula="of:=1/[.F7]" office:value-type="float" office:value="0.00295319264069264" calcext:value-type="float">
            <text:p>0,002953192640693</text:p>
          </table:table-cell>
          <table:table-cell table:formula="of:=1/[.C7]" office:value-type="float" office:value="0.000969932104752667" calcext:value-type="float">
            <text:p>0,000969932104753</text:p>
          </table:table-cell>
          <table:table-cell table:number-columns-repeated="2"/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.19" calcext:value-type="float">
            <text:p>0,19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(3200 * [.B8]) / (2.5- [.B8])" office:value-type="float" office:value="263.203463203463" calcext:value-type="float">
            <text:p>263,20</text:p>
          </table:table-cell>
          <table:table-cell table:formula="of:= 1/((1/[.E8])-(1/2200))" office:value-type="float" office:value="298.971837282074" calcext:value-type="float">
            <text:p>298,97</text:p>
          </table:table-cell>
          <table:table-cell table:formula="of:=1/[.F8]" office:value-type="float" office:value="0.00334479665071771" calcext:value-type="float">
            <text:p>0,003344796650718</text:p>
          </table:table-cell>
          <table:table-cell table:formula="of:=1/[.C8]" office:value-type="float" office:value="0.00104058272632674" calcext:value-type="float">
            <text:p>0,001040582726327</text:p>
          </table:table-cell>
          <table:table-cell table:number-columns-repeated="2"/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18" calcext:value-type="float">
            <text:p>0,18</text:p>
          </table:table-cell>
          <table:table-cell office:value-type="float" office:value="931" calcext:value-type="float">
            <text:p>931</text:p>
          </table:table-cell>
          <table:table-cell/>
          <table:table-cell table:formula="of:=(3200 * [.B9]) / (2.5- [.B9])" office:value-type="float" office:value="248.275862068966" calcext:value-type="float">
            <text:p>248,28</text:p>
          </table:table-cell>
          <table:table-cell table:formula="of:= 1/((1/[.E9])-(1/2200))" office:value-type="float" office:value="279.858657243816" calcext:value-type="float">
            <text:p>279,86</text:p>
          </table:table-cell>
          <table:table-cell table:formula="of:=1/[.F9]" office:value-type="float" office:value="0.00357323232323233" calcext:value-type="float">
            <text:p>0,003573232323232</text:p>
          </table:table-cell>
          <table:table-cell table:formula="of:=1/[.C9]" office:value-type="float" office:value="0.00107411385606874" calcext:value-type="float">
            <text:p>0,001074113856069</text:p>
          </table:table-cell>
          <table:table-cell table:number-columns-repeated="2"/>
          <table:table-cell office:value-type="float" office:value="2050" calcext:value-type="float">
            <text:p>2050</text:p>
          </table:table-cell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abelle2" table:style-name="ta1">
        <table:shapes>
          <draw:frame draw:z-index="0" draw:style-name="gr1" draw:text-style-name="P1" svg:width="15.997cm" svg:height="9.005cm" svg:x="34.61cm" svg:y="0.372cm">
            <draw:object draw:notify-on-update-of-ranges="Tabelle2.D1:Tabelle2.D1 Tabelle2.D2:Tabelle2.D20 Tabelle2.F1:Tabelle2.F1 Tabelle2.F2:Tabelle2.F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7cm" svg:height="9.004cm" svg:x="17.759cm" svg:y="10.173cm">
            <draw:object draw:notify-on-update-of-ranges="Tabelle2.C1:Tabelle2.C1 Tabelle2.C2:Tabelle2.C20 Tabelle2.F1:Tabelle2.F1 Tabelle2.F2:Tabelle2.F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97cm" svg:height="9.004cm" svg:x="17.814cm" svg:y="0.08cm">
            <draw:object draw:notify-on-update-of-ranges="Tabelle2.D1:Tabelle2.D1 Tabelle2.D2:Tabelle2.D20 Tabelle2.E1:Tabelle2.E1 Tabelle2.E2:Tabelle2.E20 Tabelle2.D1:Tabelle2.D1 Tabelle2.D2:Tabelle2.D20 Tabelle2.F1:Tabelle2.F1 Tabelle2.F2:Tabelle2.F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5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AX-ADC</text:p>
          </table:table-cell>
          <table:table-cell office:value-type="string" calcext:value-type="string">
            <text:p>f (kHz)</text:p>
          </table:table-cell>
          <table:table-cell office:value-type="string" calcext:value-type="string">
            <text:p>l(f)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Dif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585" calcext:value-type="float">
            <text:p>3585</text:p>
          </table:table-cell>
          <table:table-cell table:formula="of:=4096-[.B2]" office:value-type="float" office:value="511" calcext:value-type="float">
            <text:p>511</text:p>
          </table:table-cell>
          <table:table-cell office:value-type="float" office:value="2.04" calcext:value-type="float">
            <text:p>2,04</text:p>
          </table:table-cell>
          <table:table-cell table:formula="of:=[.$E$24]*POWER([.$E$25];[.D2])+[.$E$26]" office:value-type="float" office:value="166.310848185657" calcext:value-type="float">
            <text:p>166</text:p>
          </table:table-cell>
          <table:table-cell office:value-type="float" office:value="166" calcext:value-type="float">
            <text:p>166</text:p>
          </table:table-cell>
          <table:table-cell table:formula="of:=ABS([.F2]-[.E2])" office:value-type="float" office:value="0.310848185657022" calcext:value-type="float">
            <text:p>0,3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824" calcext:value-type="float">
            <text:p>2824</text:p>
          </table:table-cell>
          <table:table-cell table:formula="of:=4096-[.B3]" office:value-type="float" office:value="1272" calcext:value-type="float">
            <text:p>1272</text:p>
          </table:table-cell>
          <table:table-cell office:value-type="float" office:value="2.6" calcext:value-type="float">
            <text:p>2,60</text:p>
          </table:table-cell>
          <table:table-cell table:formula="of:=[.$E$24]*POWER([.$E$25];[.D3])+[.$E$26]" office:value-type="float" office:value="271.371994779702" calcext:value-type="float">
            <text:p>271</text:p>
          </table:table-cell>
          <table:table-cell office:value-type="float" office:value="241" calcext:value-type="float">
            <text:p>241</text:p>
          </table:table-cell>
          <table:table-cell table:formula="of:=ABS([.F3]-[.E3])" office:value-type="float" office:value="30.371994779702" calcext:value-type="float">
            <text:p>30,3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042" calcext:value-type="float">
            <text:p>2042</text:p>
          </table:table-cell>
          <table:table-cell table:formula="of:=4096-[.B4]" office:value-type="float" office:value="2054" calcext:value-type="float">
            <text:p>2054</text:p>
          </table:table-cell>
          <table:table-cell office:value-type="float" office:value="3.11" calcext:value-type="float">
            <text:p>3,11</text:p>
          </table:table-cell>
          <table:table-cell table:formula="of:=[.$E$24]*POWER([.$E$25];[.D4])+[.$E$26]" office:value-type="float" office:value="398.769143345233" calcext:value-type="float">
            <text:p>399</text:p>
          </table:table-cell>
          <table:table-cell office:value-type="float" office:value="364" calcext:value-type="float">
            <text:p>364</text:p>
          </table:table-cell>
          <table:table-cell table:formula="of:=ABS([.F4]-[.E4])" office:value-type="float" office:value="34.7691433452326" calcext:value-type="float">
            <text:p>34,7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392" calcext:value-type="float">
            <text:p>1392</text:p>
          </table:table-cell>
          <table:table-cell table:formula="of:=4096-[.B5]" office:value-type="float" office:value="2704" calcext:value-type="float">
            <text:p>2704</text:p>
          </table:table-cell>
          <table:table-cell office:value-type="float" office:value="3.52" calcext:value-type="float">
            <text:p>3,52</text:p>
          </table:table-cell>
          <table:table-cell table:formula="of:=[.$E$24]*POWER([.$E$25];[.D5])+[.$E$26]" office:value-type="float" office:value="529.699195177551" calcext:value-type="float">
            <text:p>530</text:p>
          </table:table-cell>
          <table:table-cell office:value-type="float" office:value="506" calcext:value-type="float">
            <text:p>506</text:p>
          </table:table-cell>
          <table:table-cell table:formula="of:=ABS([.F5]-[.E5])" office:value-type="float" office:value="23.6991951775507" calcext:value-type="float">
            <text:p>23,7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80" calcext:value-type="float">
            <text:p>1180</text:p>
          </table:table-cell>
          <table:table-cell table:formula="of:=4096-[.B6]" office:value-type="float" office:value="2916" calcext:value-type="float">
            <text:p>2916</text:p>
          </table:table-cell>
          <table:table-cell office:value-type="float" office:value="3.78" calcext:value-type="float">
            <text:p>3,78</text:p>
          </table:table-cell>
          <table:table-cell table:formula="of:=[.$E$24]*POWER([.$E$25];[.D6])+[.$E$26]" office:value-type="float" office:value="628.950228615901" calcext:value-type="float">
            <text:p>629</text:p>
          </table:table-cell>
          <table:table-cell office:value-type="float" office:value="601" calcext:value-type="float">
            <text:p>601</text:p>
          </table:table-cell>
          <table:table-cell table:formula="of:=ABS([.F6]-[.E6])" office:value-type="float" office:value="27.9502286159009" calcext:value-type="float">
            <text:p>27,9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80" calcext:value-type="float">
            <text:p>1080</text:p>
          </table:table-cell>
          <table:table-cell table:formula="of:=4096-[.B7]" office:value-type="float" office:value="3016" calcext:value-type="float">
            <text:p>3016</text:p>
          </table:table-cell>
          <table:table-cell office:value-type="float" office:value="4.09" calcext:value-type="float">
            <text:p>4,09</text:p>
          </table:table-cell>
          <table:table-cell table:formula="of:=[.$E$24]*POWER([.$E$25];[.D7])+[.$E$26]" office:value-type="float" office:value="766.878905025611" calcext:value-type="float">
            <text:p>767</text:p>
          </table:table-cell>
          <table:table-cell office:value-type="float" office:value="748" calcext:value-type="float">
            <text:p>748</text:p>
          </table:table-cell>
          <table:table-cell table:formula="of:=ABS([.F7]-[.E7])" office:value-type="float" office:value="18.8789050256114" calcext:value-type="float">
            <text:p>18,8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43" calcext:value-type="float">
            <text:p>1043</text:p>
          </table:table-cell>
          <table:table-cell table:formula="of:=4096-[.B8]" office:value-type="float" office:value="3053" calcext:value-type="float">
            <text:p>3053</text:p>
          </table:table-cell>
          <table:table-cell office:value-type="float" office:value="4.28" calcext:value-type="float">
            <text:p>4,28</text:p>
          </table:table-cell>
          <table:table-cell table:formula="of:=[.$E$24]*POWER([.$E$25];[.D8])+[.$E$26]" office:value-type="float" office:value="863.476181773509" calcext:value-type="float">
            <text:p>863</text:p>
          </table:table-cell>
          <table:table-cell office:value-type="float" office:value="852" calcext:value-type="float">
            <text:p>852</text:p>
          </table:table-cell>
          <table:table-cell table:formula="of:=ABS([.F8]-[.E8])" office:value-type="float" office:value="11.4761817735093" calcext:value-type="float">
            <text:p>11,4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18" calcext:value-type="float">
            <text:p>1018</text:p>
          </table:table-cell>
          <table:table-cell table:formula="of:=4096-[.B9]" office:value-type="float" office:value="3078" calcext:value-type="float">
            <text:p>3078</text:p>
          </table:table-cell>
          <table:table-cell office:value-type="float" office:value="4.41" calcext:value-type="float">
            <text:p>4,41</text:p>
          </table:table-cell>
          <table:table-cell table:formula="of:=[.$E$24]*POWER([.$E$25];[.D9])+[.$E$26]" office:value-type="float" office:value="935.474491683092" calcext:value-type="float">
            <text:p>935</text:p>
          </table:table-cell>
          <table:table-cell office:value-type="float" office:value="928" calcext:value-type="float">
            <text:p>928</text:p>
          </table:table-cell>
          <table:table-cell table:formula="of:=ABS([.F9]-[.E9])" office:value-type="float" office:value="7.47449168309242" calcext:value-type="float">
            <text:p>7,4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94" calcext:value-type="float">
            <text:p>994</text:p>
          </table:table-cell>
          <table:table-cell table:formula="of:=4096-[.B10]" office:value-type="float" office:value="3102" calcext:value-type="float">
            <text:p>3102</text:p>
          </table:table-cell>
          <table:table-cell office:value-type="float" office:value="4.62" calcext:value-type="float">
            <text:p>4,62</text:p>
          </table:table-cell>
          <table:table-cell table:formula="of:=[.$E$24]*POWER([.$E$25];[.D10])+[.$E$26]" office:value-type="float" office:value="1062.92354636255" calcext:value-type="float">
            <text:p>1.063</text:p>
          </table:table-cell>
          <table:table-cell office:value-type="float" office:value="1050" calcext:value-type="float">
            <text:p>1050</text:p>
          </table:table-cell>
          <table:table-cell table:formula="of:=ABS([.F10]-[.E10])" office:value-type="float" office:value="12.9235463625548" calcext:value-type="float">
            <text:p>12,9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79" calcext:value-type="float">
            <text:p>979</text:p>
          </table:table-cell>
          <table:table-cell table:formula="of:=4096-[.B11]" office:value-type="float" office:value="3117" calcext:value-type="float">
            <text:p>3117</text:p>
          </table:table-cell>
          <table:table-cell office:value-type="float" office:value="4.72" calcext:value-type="float">
            <text:p>4,72</text:p>
          </table:table-cell>
          <table:table-cell table:formula="of:=[.$E$24]*POWER([.$E$25];[.D11])+[.$E$26]" office:value-type="float" office:value="1128.84743753031" calcext:value-type="float">
            <text:p>1.129</text:p>
          </table:table-cell>
          <table:table-cell office:value-type="float" office:value="1126" calcext:value-type="float">
            <text:p>1126</text:p>
          </table:table-cell>
          <table:table-cell table:formula="of:=ABS([.F11]-[.E11])" office:value-type="float" office:value="2.84743753031216" calcext:value-type="float">
            <text:p>2,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61" calcext:value-type="float">
            <text:p>961</text:p>
          </table:table-cell>
          <table:table-cell table:formula="of:=4096-[.B12]" office:value-type="float" office:value="3135" calcext:value-type="float">
            <text:p>3135</text:p>
          </table:table-cell>
          <table:table-cell office:value-type="float" office:value="4.9" calcext:value-type="float">
            <text:p>4,90</text:p>
          </table:table-cell>
          <table:table-cell table:formula="of:=[.$E$24]*POWER([.$E$25];[.D12])+[.$E$26]" office:value-type="float" office:value="1256.79766549254" calcext:value-type="float">
            <text:p>1.257</text:p>
          </table:table-cell>
          <table:table-cell office:value-type="float" office:value="1243" calcext:value-type="float">
            <text:p>1243</text:p>
          </table:table-cell>
          <table:table-cell table:formula="of:=ABS([.F12]-[.E12])" office:value-type="float" office:value="13.7976654925449" calcext:value-type="float">
            <text:p>13,8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49" calcext:value-type="float">
            <text:p>949</text:p>
          </table:table-cell>
          <table:table-cell table:formula="of:=4096-[.B13]" office:value-type="float" office:value="3147" calcext:value-type="float">
            <text:p>3147</text:p>
          </table:table-cell>
          <table:table-cell office:value-type="float" office:value="5.05" calcext:value-type="float">
            <text:p>5,05</text:p>
          </table:table-cell>
          <table:table-cell table:formula="of:=[.$E$24]*POWER([.$E$25];[.D13])+[.$E$26]" office:value-type="float" office:value="1373.27475202843" calcext:value-type="float">
            <text:p>1.373</text:p>
          </table:table-cell>
          <table:table-cell office:value-type="float" office:value="1359" calcext:value-type="float">
            <text:p>1359</text:p>
          </table:table-cell>
          <table:table-cell table:formula="of:=ABS([.F13]-[.E13])" office:value-type="float" office:value="14.2747520284295" calcext:value-type="float">
            <text:p>14,2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37" calcext:value-type="float">
            <text:p>937</text:p>
          </table:table-cell>
          <table:table-cell table:formula="of:=4096-[.B14]" office:value-type="float" office:value="3159" calcext:value-type="float">
            <text:p>3159</text:p>
          </table:table-cell>
          <table:table-cell office:value-type="float" office:value="5.2" calcext:value-type="float">
            <text:p>5,20</text:p>
          </table:table-cell>
          <table:table-cell table:formula="of:=[.$E$24]*POWER([.$E$25];[.D14])+[.$E$26]" office:value-type="float" office:value="1499.50948531608" calcext:value-type="float">
            <text:p>1.500</text:p>
          </table:table-cell>
          <table:table-cell office:value-type="float" office:value="1486" calcext:value-type="float">
            <text:p>1486</text:p>
          </table:table-cell>
          <table:table-cell table:formula="of:=ABS([.F14]-[.E14])" office:value-type="float" office:value="13.5094853160801" calcext:value-type="float">
            <text:p>13,5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26" calcext:value-type="float">
            <text:p>926</text:p>
          </table:table-cell>
          <table:table-cell table:formula="of:=4096-[.B15]" office:value-type="float" office:value="3170" calcext:value-type="float">
            <text:p>3170</text:p>
          </table:table-cell>
          <table:table-cell office:value-type="float" office:value="5.33" calcext:value-type="float">
            <text:p>5,33</text:p>
          </table:table-cell>
          <table:table-cell table:formula="of:=[.$E$24]*POWER([.$E$25];[.D15])+[.$E$26]" office:value-type="float" office:value="1617.43586272848" calcext:value-type="float">
            <text:p>1.617</text:p>
          </table:table-cell>
          <table:table-cell office:value-type="float" office:value="1594" calcext:value-type="float">
            <text:p>1594</text:p>
          </table:table-cell>
          <table:table-cell table:formula="of:=ABS([.F15]-[.E15])" office:value-type="float" office:value="23.4358627284844" calcext:value-type="float">
            <text:p>23,4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20" calcext:value-type="float">
            <text:p>920</text:p>
          </table:table-cell>
          <table:table-cell table:formula="of:=4096-[.B16]" office:value-type="float" office:value="3176" calcext:value-type="float">
            <text:p>3176</text:p>
          </table:table-cell>
          <table:table-cell office:value-type="float" office:value="5.43" calcext:value-type="float">
            <text:p>5,43</text:p>
          </table:table-cell>
          <table:table-cell table:formula="of:=[.$E$24]*POWER([.$E$25];[.D16])+[.$E$26]" office:value-type="float" office:value="1713.91152634079" calcext:value-type="float">
            <text:p>1.714</text:p>
          </table:table-cell>
          <table:table-cell office:value-type="float" office:value="1688" calcext:value-type="float">
            <text:p>1688</text:p>
          </table:table-cell>
          <table:table-cell table:formula="of:=ABS([.F16]-[.E16])" office:value-type="float" office:value="25.9115263407905" calcext:value-type="float">
            <text:p>25,9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15" calcext:value-type="float">
            <text:p>915</text:p>
          </table:table-cell>
          <table:table-cell table:formula="of:=4096-[.B17]" office:value-type="float" office:value="3181" calcext:value-type="float">
            <text:p>3181</text:p>
          </table:table-cell>
          <table:table-cell office:value-type="float" office:value="5.49" calcext:value-type="float">
            <text:p>5,49</text:p>
          </table:table-cell>
          <table:table-cell table:formula="of:=[.$E$24]*POWER([.$E$25];[.D17])+[.$E$26]" office:value-type="float" office:value="1774.3299666283" calcext:value-type="float">
            <text:p>1.774</text:p>
          </table:table-cell>
          <table:table-cell office:value-type="float" office:value="1748" calcext:value-type="float">
            <text:p>1748</text:p>
          </table:table-cell>
          <table:table-cell table:formula="of:=ABS([.F17]-[.E17])" office:value-type="float" office:value="26.3299666283001" calcext:value-type="float">
            <text:p>26,3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09" calcext:value-type="float">
            <text:p>909</text:p>
          </table:table-cell>
          <table:table-cell table:formula="of:=4096-[.B18]" office:value-type="float" office:value="3187" calcext:value-type="float">
            <text:p>3187</text:p>
          </table:table-cell>
          <table:table-cell office:value-type="float" office:value="5.58" calcext:value-type="float">
            <text:p>5,58</text:p>
          </table:table-cell>
          <table:table-cell table:formula="of:=[.$E$24]*POWER([.$E$25];[.D18])+[.$E$26]" office:value-type="float" office:value="1868.68245857755" calcext:value-type="float">
            <text:p>1.869</text:p>
          </table:table-cell>
          <table:table-cell office:value-type="float" office:value="1832" calcext:value-type="float">
            <text:p>1832</text:p>
          </table:table-cell>
          <table:table-cell table:formula="of:=ABS([.F18]-[.E18])" office:value-type="float" office:value="36.6824585775525" calcext:value-type="float">
            <text:p>36,6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00" calcext:value-type="float">
            <text:p>900</text:p>
          </table:table-cell>
          <table:table-cell table:formula="of:=4096-[.B19]" office:value-type="float" office:value="3196" calcext:value-type="float">
            <text:p>3196</text:p>
          </table:table-cell>
          <table:table-cell office:value-type="float" office:value="5.7" calcext:value-type="float">
            <text:p>5,70</text:p>
          </table:table-cell>
          <table:table-cell table:formula="of:=[.$E$24]*POWER([.$E$25];[.D19])+[.$E$26]" office:value-type="float" office:value="2001.78359364758" calcext:value-type="float">
            <text:p>2.002</text:p>
          </table:table-cell>
          <table:table-cell office:value-type="float" office:value="1970" calcext:value-type="float">
            <text:p>1970</text:p>
          </table:table-cell>
          <table:table-cell table:formula="of:=ABS([.F19]-[.E19])" office:value-type="float" office:value="31.7835936475851" calcext:value-type="float">
            <text:p>31,7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96" calcext:value-type="float">
            <text:p>896</text:p>
          </table:table-cell>
          <table:table-cell table:formula="of:=4096-[.B20]" office:value-type="float" office:value="3200" calcext:value-type="float">
            <text:p>3200</text:p>
          </table:table-cell>
          <table:table-cell office:value-type="float" office:value="5.78" calcext:value-type="float">
            <text:p>5,78</text:p>
          </table:table-cell>
          <table:table-cell table:formula="of:=[.$E$24]*POWER([.$E$25];[.D20])+[.$E$26]" office:value-type="float" office:value="2095.39765922665" calcext:value-type="float">
            <text:p>2.095</text:p>
          </table:table-cell>
          <table:table-cell office:value-type="float" office:value="2090" calcext:value-type="float">
            <text:p>2090</text:p>
          </table:table-cell>
          <table:table-cell table:formula="of:=ABS([.F20]-[.E20])" office:value-type="float" office:value="5.3976592266481" calcext:value-type="float">
            <text:p>5,40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style-name="ce1" office:value-type="float" office:value="100.419" calcext:value-type="float">
            <text:p>100,4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style-name="ce1" office:value-type="float" office:value="1.70971" calcext:value-type="float">
            <text:p>1,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-133.59" calcext:value-type="float">
            <text:p>-134</text:p>
          </table:table-cell>
          <table:table-cell table:number-columns-repeated="2"/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.00.0000</text:date>, <text:time style:data-style-name="N2" text:time-value="11:28:41.31786547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8:29:57.233831692</meta:creation-date>
    <dc:date>2021-09-19T13:23:23.778014962</dc:date>
    <meta:editing-duration>PT1H30M43S</meta:editing-duration>
    <meta:editing-cycles>5</meta:editing-cycles>
    <meta:generator>LibreOffice/6.4.7.2$Linux_X86_64 LibreOffice_project/40$Build-2</meta:generator>
    <meta:document-statistic meta:table-count="2" meta:cell-count="218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098cm" svg:y="4.204cm" style:legend-expansion="high" chart:style-name="ch2"/>
        <chart:plot-area chart:style-name="ch3" table:cell-range-address="Tabelle1.H2:Tabelle1.H9 Tabelle1.K1:Tabelle1.K9" chart:data-source-has-labels="row" svg:x="0.319cm" svg:y="0.18cm" svg:width="13.46cm" svg:height="8.646cm">
          <chartooo:coordinate-region svg:x="1.311cm" svg:y="0.379cm" svg:width="11.9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K2:Tabelle1.K9" chart:label-cell-address="Tabelle1.K1:Tabelle1.K1" chart:class="chart:scatter">
            <chart:domain table:cell-range-address="Tabelle1.H2:Tabelle1.H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Lux</text:p>
                <draw:g>
                  <svg:desc>Tabelle1.K1:Tabelle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244200244200244">
                <text:p>0.000244200244200244</text:p>
                <draw:g>
                  <svg:desc>Tabelle1.H2:Tabelle1.H9</svg:desc>
                </draw:g>
              </table:table-cell>
              <table:table-cell office:value-type="float" office:value="137">
                <text:p>137</text:p>
                <draw:g>
                  <svg:desc>Tabelle1.K2:Tabelle1.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95683027794205">
                <text:p>0.00029568302779420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03225806451613">
                <text:p>0.00040322580645161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728332119446468">
                <text:p>0.000728332119446468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868055555555556">
                <text:p>0.000868055555555556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969932104752667">
                <text:p>0.000969932104752667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04058272632674">
                <text:p>0.00104058272632674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07411385606874">
                <text:p>0.00107411385606874</text:p>
              </table:table-cell>
              <table:table-cell office:value-type="float" office:value="2050">
                <text:p>20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098cm" svg:y="4.204cm" style:legend-expansion="high" chart:style-name="ch2"/>
        <chart:plot-area chart:style-name="ch3" table:cell-range-address="Tabelle2.D1:Tabelle2.D20 Tabelle2.F1:Tabelle2.F20" chart:data-source-has-labels="row" svg:x="0.319cm" svg:y="0.18cm" svg:width="13.46cm" svg:height="8.646cm">
          <chartooo:coordinate-region svg:x="1.311cm" svg:y="0.379cm" svg:width="12.136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2.F2:Tabelle2.F20" chart:label-cell-address="Tabelle2.F1:Tabelle2.F1" chart:class="chart:scatter">
            <chart:domain table:cell-range-address="Tabelle2.D2:Tabelle2.D20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ux</text:p>
                <draw:g>
                  <svg:desc>Tabelle2.F1:Tabelle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">
                <text:p>2.04</text:p>
                <draw:g>
                  <svg:desc>Tabelle2.D2:Tabelle2.D20</svg:desc>
                </draw:g>
              </table:table-cell>
              <table:table-cell office:value-type="float" office:value="166">
                <text:p>166</text:p>
                <draw:g>
                  <svg:desc>Tabelle2.F2:Tabelle2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">
                <text:p>2.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1">
                <text:p>3.1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2">
                <text:p>3.5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8">
                <text:p>3.7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9">
                <text:p>4.09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8">
                <text:p>4.28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1">
                <text:p>4.41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62">
                <text:p>4.62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2">
                <text:p>4.72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">
                <text:p>4.9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5">
                <text:p>5.05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2">
                <text:p>5.2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3">
                <text:p>5.33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3">
                <text:p>5.43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49">
                <text:p>5.49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58">
                <text:p>5.58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7">
                <text:p>5.7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8">
                <text:p>5.78</text:p>
              </table:table-cell>
              <table:table-cell office:value-type="float" office:value="2090">
                <text:p>20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94cm" svg:y="3.954cm" style:legend-expansion="high" chart:style-name="ch2"/>
        <chart:plot-area chart:style-name="ch3" table:cell-range-address="Tabelle1.A2:Tabelle1.A9 Tabelle1.C1:Tabelle1.C9 Tabelle1.E1:Tabelle1.E9" chart:data-source-has-labels="row" svg:x="0.319cm" svg:y="0.18cm" svg:width="13.302cm" svg:height="8.645cm">
          <chartooo:coordinate-region svg:x="1.311cm" svg:y="0.379cm" svg:width="11.938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C2:Tabelle1.C9" chart:label-cell-address="Tabelle1.C1:Tabelle1.C1" chart:class="chart:scatter">
            <chart:domain table:cell-range-address="Tabelle1.A2:Tabelle1.A9"/>
            <chart:data-point chart:repeated="8"/>
          </chart:series>
          <chart:series chart:style-name="ch8" chart:values-cell-range-address="Tabelle1.E2:Tabelle1.E9" chart:label-cell-address="Tabelle1.E1:Tabelle1.E1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C</text:p>
                <draw:g>
                  <svg:desc>Tabelle1.C1:Tabelle1.C1</svg:desc>
                </draw:g>
              </table:table-cell>
              <table:table-cell office:value-type="string">
                <text:p>R2</text:p>
                <draw:g>
                  <svg:desc>Tabelle1.E1:Tabe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7">
                <text:p>137</text:p>
                <draw:g>
                  <svg:desc>Tabelle1.A2:Tabelle1.A9</svg:desc>
                </draw:g>
              </table:table-cell>
              <table:table-cell office:value-type="float" office:value="4095">
                <text:p>4095</text:p>
                <draw:g>
                  <svg:desc>Tabelle1.C2:Tabelle1.C9</svg:desc>
                </draw:g>
              </table:table-cell>
              <table:table-cell office:value-type="float" office:value="1994.80519480519">
                <text:p>1994.80519480519</text:p>
                <draw:g>
                  <svg:desc>Tabelle1.E2:Tabelle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">
                <text:p>220</text:p>
              </table:table-cell>
              <table:table-cell office:value-type="float" office:value="3382">
                <text:p>3382</text:p>
              </table:table-cell>
              <table:table-cell office:value-type="float" office:value="1451.16279069767">
                <text:p>1451.16279069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">
                <text:p>390</text:p>
              </table:table-cell>
              <table:table-cell office:value-type="float" office:value="2480">
                <text:p>2480</text:p>
              </table:table-cell>
              <table:table-cell office:value-type="float" office:value="923.711340206186">
                <text:p>923.711340206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2">
                <text:p>682</text:p>
              </table:table-cell>
              <table:table-cell office:value-type="float" office:value="1373">
                <text:p>1373</text:p>
              </table:table-cell>
              <table:table-cell office:value-type="float" office:value="419.909502262443">
                <text:p>419.909502262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5">
                <text:p>855</text:p>
              </table:table-cell>
              <table:table-cell office:value-type="float" office:value="1152">
                <text:p>1152</text:p>
              </table:table-cell>
              <table:table-cell office:value-type="float" office:value="324.229074889868">
                <text:p>324.2290748898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2">
                <text:p>1172</text:p>
              </table:table-cell>
              <table:table-cell office:value-type="float" office:value="1031">
                <text:p>1031</text:p>
              </table:table-cell>
              <table:table-cell office:value-type="float" office:value="293.449781659389">
                <text:p>293.449781659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0">
                <text:p>1670</text:p>
              </table:table-cell>
              <table:table-cell office:value-type="float" office:value="961">
                <text:p>961</text:p>
              </table:table-cell>
              <table:table-cell office:value-type="float" office:value="263.203463203463">
                <text:p>263.2034632034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50">
                <text:p>2050</text:p>
              </table:table-cell>
              <table:table-cell office:value-type="float" office:value="931">
                <text:p>931</text:p>
              </table:table-cell>
              <table:table-cell office:value-type="float" office:value="248.275862068966">
                <text:p>248.2758620689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098cm" svg:y="3.954cm" style:legend-expansion="high" chart:style-name="ch2"/>
        <chart:plot-area chart:style-name="ch3" table:cell-range-address="Tabelle2.D1:Tabelle2.F20" chart:data-source-has-labels="row" svg:x="0.319cm" svg:y="0.18cm" svg:width="13.46cm" svg:height="8.645cm">
          <chartooo:coordinate-region svg:x="1.311cm" svg:y="0.379cm" svg:width="12.136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2.E2:Tabelle2.E20" chart:label-cell-address="Tabelle2.E1:Tabelle2.E1" chart:class="chart:scatter">
            <chart:domain table:cell-range-address="Tabelle2.D2:Tabelle2.D20"/>
            <chart:data-point chart:repeated="19"/>
          </chart:series>
          <chart:series chart:style-name="ch8" chart:values-cell-range-address="Tabelle2.F2:Tabelle2.F20" chart:label-cell-address="Tabelle2.F1:Tabelle2.F1" chart:class="chart:scatte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(f)</text:p>
                <draw:g>
                  <svg:desc>Tabelle2.E1:Tabelle2.E1</svg:desc>
                </draw:g>
              </table:table-cell>
              <table:table-cell office:value-type="string">
                <text:p>Lux</text:p>
                <draw:g>
                  <svg:desc>Tabelle2.F1:Tabelle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">
                <text:p>2.04</text:p>
                <draw:g>
                  <svg:desc>Tabelle2.D2:Tabelle2.D20</svg:desc>
                </draw:g>
              </table:table-cell>
              <table:table-cell office:value-type="float" office:value="166.310848185657">
                <text:p>166.310848185657</text:p>
                <draw:g>
                  <svg:desc>Tabelle2.E2:Tabelle2.E20</svg:desc>
                </draw:g>
              </table:table-cell>
              <table:table-cell office:value-type="float" office:value="166">
                <text:p>166</text:p>
                <draw:g>
                  <svg:desc>Tabelle2.F2:Tabelle2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">
                <text:p>2.6</text:p>
              </table:table-cell>
              <table:table-cell office:value-type="float" office:value="271.371994779702">
                <text:p>271.37199477970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1">
                <text:p>3.11</text:p>
              </table:table-cell>
              <table:table-cell office:value-type="float" office:value="398.769143345233">
                <text:p>398.769143345233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2">
                <text:p>3.52</text:p>
              </table:table-cell>
              <table:table-cell office:value-type="float" office:value="529.699195177551">
                <text:p>529.69919517755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8">
                <text:p>3.78</text:p>
              </table:table-cell>
              <table:table-cell office:value-type="float" office:value="628.950228615901">
                <text:p>628.950228615901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9">
                <text:p>4.09</text:p>
              </table:table-cell>
              <table:table-cell office:value-type="float" office:value="766.878905025611">
                <text:p>766.878905025611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8">
                <text:p>4.28</text:p>
              </table:table-cell>
              <table:table-cell office:value-type="float" office:value="863.476181773509">
                <text:p>863.476181773509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1">
                <text:p>4.41</text:p>
              </table:table-cell>
              <table:table-cell office:value-type="float" office:value="935.474491683092">
                <text:p>935.474491683092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62">
                <text:p>4.62</text:p>
              </table:table-cell>
              <table:table-cell office:value-type="float" office:value="1062.92354636255">
                <text:p>1062.92354636255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2">
                <text:p>4.72</text:p>
              </table:table-cell>
              <table:table-cell office:value-type="float" office:value="1128.84743753031">
                <text:p>1128.84743753031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">
                <text:p>4.9</text:p>
              </table:table-cell>
              <table:table-cell office:value-type="float" office:value="1256.79766549254">
                <text:p>1256.79766549254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5">
                <text:p>5.05</text:p>
              </table:table-cell>
              <table:table-cell office:value-type="float" office:value="1373.27475202843">
                <text:p>1373.27475202843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2">
                <text:p>5.2</text:p>
              </table:table-cell>
              <table:table-cell office:value-type="float" office:value="1499.50948531608">
                <text:p>1499.50948531608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3">
                <text:p>5.33</text:p>
              </table:table-cell>
              <table:table-cell office:value-type="float" office:value="1617.43586272848">
                <text:p>1617.43586272848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3">
                <text:p>5.43</text:p>
              </table:table-cell>
              <table:table-cell office:value-type="float" office:value="1713.91152634079">
                <text:p>1713.91152634079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49">
                <text:p>5.49</text:p>
              </table:table-cell>
              <table:table-cell office:value-type="float" office:value="1774.3299666283">
                <text:p>1774.3299666283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58">
                <text:p>5.58</text:p>
              </table:table-cell>
              <table:table-cell office:value-type="float" office:value="1868.68245857755">
                <text:p>1868.68245857755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7">
                <text:p>5.7</text:p>
              </table:table-cell>
              <table:table-cell office:value-type="float" office:value="2001.78359364758">
                <text:p>2001.78359364758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8">
                <text:p>5.78</text:p>
              </table:table-cell>
              <table:table-cell office:value-type="float" office:value="2095.39765922665">
                <text:p>2095.39765922665</text:p>
              </table:table-cell>
              <table:table-cell office:value-type="float" office:value="2090">
                <text:p>20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098cm" svg:y="4.203cm" style:legend-expansion="high" chart:style-name="ch2"/>
        <chart:plot-area chart:style-name="ch3" table:cell-range-address="Tabelle2.C1:Tabelle2.C20 Tabelle2.F1:Tabelle2.F20" chart:data-source-has-labels="row" svg:x="0.319cm" svg:y="0.18cm" svg:width="13.46cm" svg:height="8.645cm">
          <chartooo:coordinate-region svg:x="1.311cm" svg:y="0.379cm" svg:width="12.09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2.F2:Tabelle2.F20" chart:label-cell-address="Tabelle2.F1:Tabelle2.F1" chart:class="chart:scatter">
            <chart:domain table:cell-range-address="Tabelle2.C2:Tabelle2.C20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ux</text:p>
                <draw:g>
                  <svg:desc>Tabelle2.F1:Tabelle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1">
                <text:p>511</text:p>
                <draw:g>
                  <svg:desc>Tabelle2.C2:Tabelle2.C20</svg:desc>
                </draw:g>
              </table:table-cell>
              <table:table-cell office:value-type="float" office:value="166">
                <text:p>166</text:p>
                <draw:g>
                  <svg:desc>Tabelle2.F2:Tabelle2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2">
                <text:p>127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54">
                <text:p>205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4">
                <text:p>2704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16">
                <text:p>2916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16">
                <text:p>3016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53">
                <text:p>3053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8">
                <text:p>3078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02">
                <text:p>3102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17">
                <text:p>3117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35">
                <text:p>3135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47">
                <text:p>3147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59">
                <text:p>3159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70">
                <text:p>3170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76">
                <text:p>3176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81">
                <text:p>3181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87">
                <text:p>3187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96">
                <text:p>3196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00">
                <text:p>3200</text:p>
              </table:table-cell>
              <table:table-cell office:value-type="float" office:value="2090">
                <text:p>209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